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l_MHA.json</text:p>
          </table:table-cell>
          <table:table-cell/>
          <table:table-cell office:value-type="string" calcext:value-type="string">
            <text:p>LogMel+MHA</text:p>
          </table:table-cell>
          <table:table-cell table:number-columns-repeated="5"/>
          <table:table-cell office:value-type="string" calcext:value-type="string">
            <text:p><text:s/>{'DER': 0.6297409188034188, 'Frame_ERR': 0.42282818532818534, 'Frame_Tier_ERR': 0.16544401544401544, 'DER_Tier': array([0.80313866, 0.56171352, 0.82726537]), 'ERR_Tier': array([0.19512548, 0.20250965, 0.09869691])}</text:p>
          </table:table-cell>
        </table:table-row>
        <table:table-row table:style-name="ro1">
          <table:table-cell office:value-type="string" calcext:value-type="string">
            <text:p>AE_RNN.json </text:p>
          </table:table-cell>
          <table:table-cell/>
          <table:table-cell office:value-type="string" calcext:value-type="string">
            <text:p>TimeConv+RNN</text:p>
          </table:table-cell>
          <table:table-cell/>
          <table:table-cell office:value-type="string" calcext:value-type="string">
            <text:p>without pretraining</text:p>
          </table:table-cell>
          <table:table-cell table:number-columns-repeated="3"/>
          <table:table-cell office:value-type="string" calcext:value-type="string">
            <text:p><text:s/>{'DER': 0.4876469017094017, 'Frame_ERR': 0.3375965250965251, 'Frame_Tier_ERR': 0.1332850707850708, 'DER_Tier': array([0.6950735 , 0.44404284, 0.59425566]), 'ERR_Tier': array([0.16887066, 0.16008687, 0.07089768])}</text:p>
          </table:table-cell>
        </table:table-row>
        <table:table-row table:style-name="ro1">
          <table:table-cell office:value-type="string" calcext:value-type="string">
            <text:p>AE_MHA.json</text:p>
          </table:table-cell>
          <table:table-cell/>
          <table:table-cell office:value-type="string" calcext:value-type="string">
            <text:p>TimeConv+MHA</text:p>
          </table:table-cell>
          <table:table-cell table:number-columns-repeated="5"/>
          <table:table-cell office:value-type="string" calcext:value-type="string">
            <text:p><text:s/>{'DER': 0.5022035256410257, 'Frame_ERR': 0.34194015444015446, 'Frame_Tier_ERR': 0.1296010296010296, 'DER_Tier': array([0.66487882, 0.43641232, 0.58616505]), 'ERR_Tier': array([0.16153475, 0.15733591, 0.06993243])}</text:p>
          </table:table-cell>
        </table:table-row>
        <table:table-row table:style-name="ro1">
          <table:table-cell office:value-type="string" calcext:value-type="string">
            <text:p>Mel_RNN.json</text:p>
          </table:table-cell>
          <table:table-cell/>
          <table:table-cell office:value-type="string" calcext:value-type="string">
            <text:p>LogMel+RNN </text:p>
          </table:table-cell>
          <table:table-cell table:number-columns-repeated="5"/>
          <table:table-cell office:value-type="string" calcext:value-type="string">
            <text:p><text:s/>{'DER': 0.5424011752136753, 'Frame_ERR': 0.374469111969112, 'Frame_Tier_ERR': 0.15064350064350066, 'DER_Tier': array([0.67401669, 0.54779116, 0.76011327]), 'ERR_Tier': array([0.16375483, 0.19749035, 0.09068533])}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e_Mel_MHA_MIL</text:p>
          </table:table-cell>
          <table:table-cell table:number-columns-repeated="3"/>
          <table:table-cell office:value-type="string" calcext:value-type="string">
            <text:p>MIL, freeze AE for 10 epochs</text:p>
          </table:table-cell>
          <table:table-cell table:number-columns-repeated="3"/>
          <table:table-cell office:value-type="string" calcext:value-type="string">
            <text:p><text:s/>{'DER': 0.6113114316239316, 'Frame_ERR': 0.41568532818532816, 'Frame_Tier_ERR': 0.16003861003861003, 'DER_Tier': array([0.78128725, 0.55435074, 0.75809061]), 'ERR_Tier': array([0.1898166 , 0.19985521, 0.09044402])}</text:p>
          </table:table-cell>
        </table:table-row>
        <table:table-row table:style-name="ro1">
          <table:table-cell office:value-type="string" calcext:value-type="string">
            <text:p>pre_AE_RNN_MIL</text:p>
          </table:table-cell>
          <table:table-cell table:number-columns-repeated="7"/>
          <table:table-cell office:value-type="string" calcext:value-type="string">
            <text:p><text:s/>{'DER': 0.4503872863247863, 'Frame_ERR': 0.30844594594594593, 'Frame_Tier_ERR': 0.1187097812097812, 'DER_Tier': array([0.58541915, 0.40107095, 0.58090615]), 'ERR_Tier': array([0.14222973, 0.14459459, 0.06930502])}</text:p>
          </table:table-cell>
        </table:table-row>
        <table:table-row table:style-name="ro1">
          <table:table-cell office:value-type="string" calcext:value-type="string">
            <text:p>pre_AE_MHA_MIL</text:p>
          </table:table-cell>
          <table:table-cell table:number-columns-repeated="7"/>
          <table:table-cell office:value-type="string" calcext:value-type="string">
            <text:p><text:s/>{'DER': 0.5245058760683761, 'Frame_ERR': 0.3558397683397683, 'Frame_Tier_ERR': 0.13251287001287002, 'DER_Tier': array([0.65534366, 0.46305221, 0.59830097]), 'ERR_Tier': array([0.15921815, 0.16694015, 0.07138031])}</text:p>
          </table:table-cell>
        </table:table-row>
        <table:table-row table:style-name="ro1">
          <table:table-cell office:value-type="string" calcext:value-type="string">
            <text:p>pre_Mel_RNN_MIL</text:p>
          </table:table-cell>
          <table:table-cell table:number-columns-repeated="7"/>
          <table:table-cell office:value-type="string" calcext:value-type="string">
            <text:p><text:s/>{'DER': 0.5159588675213675, 'Frame_ERR': 0.3576737451737452, 'Frame_Tier_ERR': 0.14126447876447876, 'DER_Tier': array([0.65991259, 0.47858099, 0.76213592]), 'ERR_Tier': array([0.16032819, 0.17253861, 0.09092664])}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fre_Mel_MHA_MIL</text:p>
          </table:table-cell>
          <table:table-cell table:number-columns-repeated="3"/>
          <table:table-cell office:value-type="string" calcext:value-type="string">
            <text:p>MIL, no freezing</text:p>
          </table:table-cell>
          <table:table-cell table:number-columns-repeated="3"/>
          <table:table-cell office:value-type="string" calcext:value-type="string">
            <text:p><text:s/>{'DER': 0.5926816239316239, 'Frame_ERR': 0.40284749034749034, 'Frame_Tier_ERR': 0.15276705276705277, 'DER_Tier': array([0.74851013, 0.51633199, 0.75687702]), 'ERR_Tier': array([0.18185328, 0.18614865, 0.09029923])}</text:p>
          </table:table-cell>
        </table:table-row>
        <table:table-row table:style-name="ro1">
          <table:table-cell office:value-type="string" calcext:value-type="string">
            <text:p>nofre_AE_RNN_MIL</text:p>
          </table:table-cell>
          <table:table-cell table:number-columns-repeated="7"/>
          <table:table-cell office:value-type="string" calcext:value-type="string">
            <text:p><text:s/>{'DER': 0.46314102564102566, 'Frame_ERR': 0.3185328185328185, 'Frame_Tier_ERR': 0.12638352638352637, 'DER_Tier': array([0.65216528, 0.4313253 , 0.54652104]), 'ERR_Tier': array([0.15844595, 0.15550193, 0.0652027 ])}</text:p>
          </table:table-cell>
        </table:table-row>
        <table:table-row table:style-name="ro1">
          <table:table-cell office:value-type="string" calcext:value-type="string">
            <text:p>nofre_AE_MHA_MIL</text:p>
          </table:table-cell>
          <table:table-cell table:number-columns-repeated="7"/>
          <table:table-cell office:value-type="string" calcext:value-type="string">
            <text:p><text:s/>{'DER': 0.45392628205128205, 'Frame_ERR': 0.3136583011583012, 'Frame_Tier_ERR': 0.1195945945945946, 'DER_Tier': array([0.58700834, 0.40870147, 0.57686084]), 'ERR_Tier': array([0.14261583, 0.14734556, 0.06882239])}</text:p>
          </table:table-cell>
        </table:table-row>
        <table:table-row table:style-name="ro1">
          <table:table-cell office:value-type="string" calcext:value-type="string">
            <text:p>nofre_Mel_RNN_MIL</text:p>
          </table:table-cell>
          <table:table-cell table:number-columns-repeated="7"/>
          <table:table-cell office:value-type="string" calcext:value-type="string">
            <text:p><text:s/>{'DER': 0.5337873931623932, 'Frame_ERR': 0.3696911196911197, 'Frame_Tier_ERR': 0.15244530244530244, 'DER_Tier': array([0.70023838, 0.53882195, 0.77912621]), 'ERR_Tier': array([0.17012548, 0.19425676, 0.09295367])}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e_Mel_MHA_MIL2</text:p>
          </table:table-cell>
          <table:table-cell table:number-columns-repeated="3"/>
          <table:table-cell office:value-type="string" calcext:value-type="string">
            <text:p>MIL2, freeze AE 10 epochs</text:p>
          </table:table-cell>
          <table:table-cell table:number-columns-repeated="3"/>
          <table:table-cell office:value-type="string" calcext:value-type="string">
            <text:p><text:s/>{'DER': 0.6021634615384616, 'Frame_ERR': 0.4092664092664093, 'Frame_Tier_ERR': 0.1579954954954955, 'DER_Tier': array([0.77691696, 0.55809906, 0.70428803]), 'ERR_Tier': array([0.18875483, 0.20120656, 0.0840251 ])}</text:p>
          </table:table-cell>
        </table:table-row>
        <table:table-row table:style-name="ro1">
          <table:table-cell office:value-type="string" calcext:value-type="string">
            <text:p>pre_AE_RNN_MIL2</text:p>
          </table:table-cell>
          <table:table-cell table:number-columns-repeated="7"/>
          <table:table-cell office:value-type="string" calcext:value-type="string">
            <text:p><text:s/>{'DER': 0.4724893162393162, 'Frame_ERR': 0.3253378378378378, 'Frame_Tier_ERR': 0.12578828828828828, 'DER_Tier': array([0.66527612, 0.4184739 , 0.54368932]), 'ERR_Tier': array([0.16163127, 0.15086873, 0.06486486])}</text:p>
          </table:table-cell>
        </table:table-row>
        <table:table-row table:style-name="ro1">
          <table:table-cell office:value-type="string" calcext:value-type="string">
            <text:p>pre_AE_MHA_MIL2</text:p>
          </table:table-cell>
          <table:table-cell table:number-columns-repeated="7"/>
          <table:table-cell office:value-type="string" calcext:value-type="string">
            <text:p><text:s/>{'DER': 0.4542601495726496, 'Frame_ERR': 0.31327220077220075, 'Frame_Tier_ERR': 0.11957850707850708, 'DER_Tier': array([0.58124752, 0.41137885, 0.58009709]), 'ERR_Tier': array([0.14121622, 0.14831081, 0.06920849])}</text:p>
          </table:table-cell>
        </table:table-row>
        <table:table-row table:style-name="ro1">
          <table:table-cell office:value-type="string" calcext:value-type="string">
            <text:p>pre_Mel_RNN_MIL2</text:p>
          </table:table-cell>
          <table:table-cell table:number-columns-repeated="7"/>
          <table:table-cell office:value-type="string" calcext:value-type="string">
            <text:p><text:s/>{'DER': 0.5214342948717948, 'Frame_ERR': 0.361003861003861, 'Frame_Tier_ERR': 0.145511583011583, 'DER_Tier': array([0.67878427, 0.49330656, 0.78600324]), 'ERR_Tier': array([0.16491313, 0.17784749, 0.09377413])}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fre_Mel_MHA_MIL2</text:p>
          </table:table-cell>
          <table:table-cell table:number-columns-repeated="3"/>
          <table:table-cell office:value-type="string" calcext:value-type="string">
            <text:p>MIL2, no freeze</text:p>
          </table:table-cell>
          <table:table-cell table:number-columns-repeated="3"/>
          <table:table-cell office:value-type="string" calcext:value-type="string">
            <text:p><text:s/>{'DER': 0.586204594017094, 'Frame_ERR': 0.39773166023166023, 'Frame_Tier_ERR': 0.1556949806949807, 'DER_Tier': array([0.76877235, 0.54123159, 0.71399676]), 'ERR_Tier': array([0.18677606, 0.19512548, 0.0851834 ])}</text:p>
          </table:table-cell>
        </table:table-row>
        <table:table-row table:style-name="ro1">
          <table:table-cell office:value-type="string" calcext:value-type="string">
            <text:p>nofre_AE_RNN_MIL2</text:p>
          </table:table-cell>
          <table:table-cell table:number-columns-repeated="7"/>
          <table:table-cell office:value-type="string" calcext:value-type="string">
            <text:p><text:s/>{'DER': 0.5230368589743589, 'Frame_ERR': 0.35743243243243245, 'Frame_Tier_ERR': 0.13873873873873874, 'DER_Tier': array([0.71215733, 0.46827309, 0.62338188]), 'ERR_Tier': array([0.17302124, 0.16882239, 0.07437259])}</text:p>
          </table:table-cell>
        </table:table-row>
        <table:table-row table:style-name="ro1">
          <table:table-cell office:value-type="string" calcext:value-type="string">
            <text:p>nofre_AE_MHA_MIL2</text:p>
          </table:table-cell>
          <table:table-cell table:number-columns-repeated="7"/>
          <table:table-cell office:value-type="string" calcext:value-type="string">
            <text:p><text:s/>{'DER': 0.4543936965811966, 'Frame_ERR': 0.31356177606177604, 'Frame_Tier_ERR': 0.11853281853281854, 'DER_Tier': array([0.57965832, 0.41311914, 0.55177994]), 'ERR_Tier': array([0.14083012, 0.14893822, 0.06583012])}</text:p>
          </table:table-cell>
        </table:table-row>
        <table:table-row table:style-name="ro1">
          <table:table-cell office:value-type="string" calcext:value-type="string">
            <text:p>nofre_Mel_RNN_MIL2</text:p>
          </table:table-cell>
          <table:table-cell table:number-columns-repeated="7"/>
          <table:table-cell office:value-type="string" calcext:value-type="string">
            <text:p><text:s/>{'DER': 0.5211004273504274, 'Frame_ERR': 0.35912162162162165, 'Frame_Tier_ERR': 0.1451093951093951, 'DER_Tier': array([0.68414779, 0.4854083 , 0.78883495]), 'ERR_Tier': array([0.16621622, 0.175 <text:s text:c="4"/>, 0.09411197])}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NA</text:p>
          </table:table-cell>
          <table:table-cell table:number-columns-repeated="7"/>
          <table:table-cell office:value-type="string" calcext:value-type="string">
            <text:p>{'DER': 0.5543521071287909, 'Frame_ERR': 0.338886995057099, 'Frame_Tier_ERR': 0.14134140105675813, 'DER_Tier': array([0.77518928, 0.52075919, 0.80408654]), 'ERR_Tier': array([0.17014658, 0.16835691, 0.08552071])}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table:number-columns-repeated="7"/>
          <table:table-cell office:value-type="string" calcext:value-type="string">
            <text:p>{'DER': 0.5856636471051595, 'Frame_ERR': 0.36743650928924493, 'Frame_Tier_ERR': 0.14551730015340036, 'DER_Tier': array([0.74432149, 0.51232371, 1.01121795]), 'ERR_Tier': array([0.1633714 , 0.16562979, 0.10755071])}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blation_AE_RNN_BCE</text:p>
          </table:table-cell>
          <table:table-cell table:number-columns-repeated="3"/>
          <table:table-cell office:value-type="string" calcext:value-type="string">
            <text:p>ablation study on BCE vs focalloss</text:p>
          </table:table-cell>
          <table:table-cell table:number-columns-repeated="3"/>
          <table:table-cell office:value-type="string" calcext:value-type="string">
            <text:p><text:s/>{'DER': 0.5197649572649573, 'Frame_ERR': 0.3561776061776062, 'Frame_Tier_ERR': 0.14219755469755468, 'DER_Tier': array([0.66368693, 0.4789826 , 0.77669903]), 'ERR_Tier': array([0.16124517, 0.1726834 , 0.09266409])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22:21:02.396071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4:52:40.355675669</meta:creation-date>
    <dc:date>2020-10-16T00:30:37.522628620</dc:date>
    <meta:editing-duration>P1DT13H11M10S</meta:editing-duration>
    <meta:editing-cycles>7</meta:editing-cycles>
    <meta:generator>LibreOffice/6.0.7.3$Linux_X86_64 LibreOffice_project/00m0$Build-3</meta:generator>
    <meta:document-statistic meta:table-count="1" meta:cell-count="56" meta:object-count="0"/>
  </office:meta>
</office:document-meta>
</file>